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in" table:align="margins" style:may-break-between-rows="false"/>
    </style:style>
    <style:style style:name="Table1.A" style:family="table-column">
      <style:table-column-properties style:column-width="6.5in" style:rel-column-width="65535*"/>
    </style:style>
    <style:style style:name="Table1.1" style:family="table-row">
      <style:table-row-properties style:min-row-height="3.5in" fo:keep-together="always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2in" fo:keep-together="always"/>
    </style:style>
    <style:style style:name="Table6" style:family="table">
      <style:table-properties style:width="6.5in" table:align="margins" style:may-break-between-rows="false"/>
    </style:style>
    <style:style style:name="Table6.A" style:family="table-column">
      <style:table-column-properties style:column-width="6.5in" style:rel-column-width="65535*"/>
    </style:style>
    <style:style style:name="Table6.1" style:family="table-row">
      <style:table-row-properties style:min-row-height="3.5in" fo:keep-together="always"/>
    </style:style>
    <style:style style:name="Table6.A1" style:family="table-cell">
      <style:table-cell-properties fo:padding="0in" fo:border="none"/>
    </style:style>
    <style:style style:name="Table6.2" style:family="table-row">
      <style:table-row-properties style:min-row-height="2in" fo:keep-together="always"/>
    </style:style>
    <style:style style:name="Table7" style:family="table">
      <style:table-properties style:width="6.5in" table:align="margins" style:may-break-between-rows="false"/>
    </style:style>
    <style:style style:name="Table7.A" style:family="table-column">
      <style:table-column-properties style:column-width="6.5in" style:rel-column-width="65535*"/>
    </style:style>
    <style:style style:name="Table7.1" style:family="table-row">
      <style:table-row-properties style:min-row-height="3.5in" fo:keep-together="always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2in" fo:keep-together="always"/>
    </style:style>
    <style:style style:name="Table8" style:family="table">
      <style:table-properties style:width="6.5in" table:align="margins" style:may-break-between-rows="false"/>
    </style:style>
    <style:style style:name="Table8.A" style:family="table-column">
      <style:table-column-properties style:column-width="6.5in" style:rel-column-width="65535*"/>
    </style:style>
    <style:style style:name="Table8.1" style:family="table-row">
      <style:table-row-properties style:min-row-height="3.5in" fo:keep-together="always"/>
    </style:style>
    <style:style style:name="Table8.A1" style:family="table-cell">
      <style:table-cell-properties fo:padding="0in" fo:border="none"/>
    </style:style>
    <style:style style:name="Table8.2" style:family="table-row">
      <style:table-row-properties style:min-row-height="2in" fo:keep-together="always"/>
    </style:style>
    <style:style style:name="P1" style:family="paragraph" style:parent-style-name="Standard">
      <style:text-properties style:font-name="Liberation Serif" fo:font-size="12pt" officeooo:rsid="0018c72a" officeooo:paragraph-rsid="001af9b3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8c72a" officeooo:paragraph-rsid="001f27c8" style:font-size-asian="12pt" style:font-size-complex="12pt"/>
    </style:style>
    <style:style style:name="P3" style:family="paragraph" style:parent-style-name="Standard">
      <style:text-properties style:font-name="Liberation Serif" fo:font-size="12pt" fo:font-style="italic" officeooo:rsid="000d40c3" officeooo:paragraph-rsid="001af9b3" style:font-size-asian="12pt" style:font-style-asian="italic" style:font-size-complex="12pt" style:font-style-complex="italic"/>
    </style:style>
    <style:style style:name="P4" style:family="paragraph" style:parent-style-name="Standard">
      <style:text-properties style:font-name="Liberation Serif" fo:font-size="12pt" fo:font-style="italic" officeooo:rsid="000d40c3" officeooo:paragraph-rsid="001f27c8" style:font-size-asian="12pt" style:font-style-asian="italic" style:font-size-complex="12pt" style:font-style-complex="italic"/>
    </style:style>
    <style:style style:name="P5" style:family="paragraph" style:parent-style-name="Standard">
      <style:text-properties style:font-name="Liberation Serif" fo:font-size="12pt" fo:font-style="italic" officeooo:rsid="00160c07" officeooo:paragraph-rsid="001f27c8" style:font-size-asian="12pt" style:font-style-asian="italic" style:font-size-complex="12pt" style:font-style-complex="italic"/>
    </style:style>
    <style:style style:name="P6" style:family="paragraph" style:parent-style-name="Standard">
      <style:text-properties style:font-name="Liberation Serif" fo:font-size="12pt" fo:font-style="italic" officeooo:rsid="001134aa" officeooo:paragraph-rsid="001f27c8" style:font-size-asian="12pt" style:font-style-asian="italic" style:font-size-complex="12pt" style:font-style-complex="italic"/>
    </style:style>
    <style:style style:name="P7" style:family="paragraph" style:parent-style-name="Standard">
      <style:text-properties style:font-name="Liberation Serif" fo:font-size="12pt" fo:font-style="italic" fo:font-weight="normal" officeooo:rsid="000d40c3" officeooo:paragraph-rsid="001f27c8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style:font-name="Liberation Serif" fo:font-size="12pt" fo:font-style="italic" fo:font-weight="bold" officeooo:rsid="00195eb1" officeooo:paragraph-rsid="001f27c8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6pt" fo:letter-spacing="0.0555in" fo:text-shadow="1pt 1pt" officeooo:rsid="00216b2a" officeooo:paragraph-rsid="00216b2a" fo:background-color="transparent" style:font-size-asian="26pt" style:font-size-complex="26pt" loext:shadow="none"/>
    </style:style>
    <style:style style:name="P10" style:family="paragraph" style:parent-style-name="Standard">
      <style:paragraph-properties style:border-line-width-bottom="0.0102in 0.0102in 0.0008in" fo:padding="0.0291in" fo:border-left="none" fo:border-right="none" fo:border-top="none" fo:border-bottom="1.56pt double #000000" style:shadow="none" style:join-border="false"/>
      <style:text-properties style:font-name="Liberation Serif" fo:font-size="12pt" officeooo:rsid="0018c72a" officeooo:paragraph-rsid="001af9b3" style:font-size-asian="12pt" style:font-size-complex="12pt"/>
    </style:style>
    <style:style style:name="P11" style:family="paragraph" style:parent-style-name="Standard">
      <style:paragraph-properties style:border-line-width-bottom="0.0102in 0.0102in 0.0008in" fo:padding="0.0291in" fo:border-left="none" fo:border-right="none" fo:border-top="none" fo:border-bottom="1.56pt double #000000" style:shadow="none" style:join-border="false"/>
      <style:text-properties style:font-name="Liberation Serif" fo:font-size="12pt" officeooo:rsid="0018c72a" officeooo:paragraph-rsid="001f27c8" style:font-size-asian="12pt" style:font-size-complex="12pt"/>
    </style:style>
    <style:style style:name="P12" style:family="paragraph" style:parent-style-name="Table_20_Contents">
      <style:text-properties style:font-name="Liberation Serif" fo:font-size="12pt" style:font-size-asian="12pt" style:font-size-complex="12pt"/>
    </style:style>
    <style:style style:name="P13" style:family="paragraph" style:parent-style-name="Table_20_Contents">
      <style:text-properties style:font-name="Liberation Serif" fo:font-size="12pt" officeooo:paragraph-rsid="001f27c8" style:font-size-asian="12pt" style:font-size-complex="12pt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Liberation Serif" fo:font-size="26pt" fo:letter-spacing="0.0555in" fo:text-shadow="1pt 1pt" officeooo:rsid="00216b2a" officeooo:paragraph-rsid="00216b2a" fo:background-color="transparent" style:font-size-asian="26pt" style:font-size-complex="26pt" loext:shadow="none"/>
    </style:style>
    <style:style style:name="P15" style:family="paragraph" style:parent-style-name="Standard" style:list-style-name="L1">
      <style:text-properties style:font-name="Liberation Serif" fo:font-size="12pt" fo:font-weight="bold" officeooo:rsid="000d40c3" officeooo:paragraph-rsid="001af9b3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text-properties style:font-name="Liberation Serif" fo:font-size="12pt" fo:font-weight="bold" officeooo:rsid="000d40c3" officeooo:paragraph-rsid="001f27c8" style:font-size-asian="12pt" style:font-weight-asian="bold" style:font-size-complex="12pt" style:font-weight-complex="bold"/>
    </style:style>
    <style:style style:name="P17" style:family="paragraph" style:parent-style-name="Standard" style:list-style-name="L2">
      <style:text-properties style:font-name="Liberation Serif" fo:font-size="12pt" fo:font-weight="bold" officeooo:rsid="000d40c3" officeooo:paragraph-rsid="001f27c8" style:font-size-asian="12pt" style:font-weight-asian="bold" style:font-size-complex="12pt" style:font-weight-complex="bold"/>
    </style:style>
    <style:style style:name="P18" style:family="paragraph" style:parent-style-name="Standard" style:list-style-name="L3">
      <style:text-properties style:font-name="Liberation Serif" fo:font-size="12pt" fo:font-weight="bold" officeooo:rsid="000d40c3" officeooo:paragraph-rsid="001f27c8" style:font-size-asian="12pt" style:font-weight-asian="bold" style:font-size-complex="12pt" style:font-weight-complex="bold"/>
    </style:style>
    <style:style style:name="P19" style:family="paragraph" style:parent-style-name="Standard" style:list-style-name="L3">
      <style:text-properties style:font-name="Liberation Serif" fo:font-size="12pt" fo:font-weight="bold" officeooo:rsid="001134aa" officeooo:paragraph-rsid="001f27c8" style:font-size-asian="12pt" style:font-weight-asian="bold" style:font-size-complex="12pt" style:font-weight-complex="bold"/>
    </style:style>
    <style:style style:name="P20" style:family="paragraph" style:parent-style-name="Standard" style:list-style-name="L4">
      <style:text-properties style:font-name="Liberation Serif" fo:font-size="12pt" fo:font-weight="bold" officeooo:rsid="001134aa" officeooo:paragraph-rsid="001f27c8" style:font-size-asian="12pt" style:font-weight-asian="bold" style:font-size-complex="12pt" style:font-weight-complex="bold"/>
    </style:style>
    <style:style style:name="P21" style:family="paragraph" style:parent-style-name="Standard" style:list-style-name="L5">
      <style:text-properties style:font-name="Liberation Serif" fo:font-size="12pt" fo:font-weight="bold" officeooo:rsid="001134aa" officeooo:paragraph-rsid="001f27c8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text-properties style:font-name="Liberation Serif" fo:font-size="12pt" officeooo:rsid="000d40c3" officeooo:paragraph-rsid="001af9b3" style:font-size-asian="12pt" style:font-size-complex="12pt"/>
    </style:style>
    <style:style style:name="P23" style:family="paragraph" style:parent-style-name="Standard" style:list-style-name="L1">
      <style:text-properties style:font-name="Liberation Serif" fo:font-size="12pt" officeooo:rsid="000d40c3" officeooo:paragraph-rsid="001f27c8" style:font-size-asian="12pt" style:font-size-complex="12pt"/>
    </style:style>
    <style:style style:name="P24" style:family="paragraph" style:parent-style-name="Standard" style:list-style-name="L2">
      <style:text-properties style:font-name="Liberation Serif" fo:font-size="12pt" officeooo:rsid="000d40c3" officeooo:paragraph-rsid="001f27c8" style:font-size-asian="12pt" style:font-size-complex="12pt"/>
    </style:style>
    <style:style style:name="P25" style:family="paragraph" style:parent-style-name="Standard" style:list-style-name="L3">
      <style:text-properties style:font-name="Liberation Serif" fo:font-size="12pt" officeooo:rsid="000d40c3" officeooo:paragraph-rsid="001f27c8" style:font-size-asian="12pt" style:font-size-complex="12pt"/>
    </style:style>
    <style:style style:name="P26" style:family="paragraph" style:parent-style-name="Standard" style:list-style-name="L1">
      <style:text-properties style:font-name="Liberation Serif" fo:font-size="12pt" officeooo:rsid="001522c2" officeooo:paragraph-rsid="001af9b3" style:font-size-asian="12pt" style:font-size-complex="12pt"/>
    </style:style>
    <style:style style:name="P27" style:family="paragraph" style:parent-style-name="Standard" style:list-style-name="L1">
      <style:text-properties style:font-name="Liberation Serif" fo:font-size="12pt" officeooo:rsid="001522c2" officeooo:paragraph-rsid="001f27c8" style:font-size-asian="12pt" style:font-size-complex="12pt"/>
    </style:style>
    <style:style style:name="P28" style:family="paragraph" style:parent-style-name="Standard" style:list-style-name="L4">
      <style:text-properties style:font-name="Liberation Serif" fo:font-size="12pt" officeooo:rsid="001134aa" officeooo:paragraph-rsid="001f27c8" style:font-size-asian="12pt" style:font-size-complex="12pt"/>
    </style:style>
    <style:style style:name="P29" style:family="paragraph" style:parent-style-name="Standard" style:list-style-name="L5">
      <style:text-properties style:font-name="Liberation Serif" fo:font-size="12pt" officeooo:rsid="001134aa" officeooo:paragraph-rsid="001f27c8" style:font-size-asian="12pt" style:font-size-complex="12pt"/>
    </style:style>
    <style:style style:name="P30" style:family="paragraph" style:parent-style-name="Standard" style:list-style-name="L1">
      <style:text-properties style:font-name="Liberation Serif" fo:font-size="12pt" fo:font-style="italic" officeooo:rsid="000d40c3" officeooo:paragraph-rsid="001af9b3" style:font-size-asian="12pt" style:font-style-asian="italic" style:font-size-complex="12pt" style:font-style-complex="italic"/>
    </style:style>
    <style:style style:name="P31" style:family="paragraph" style:parent-style-name="Standard" style:list-style-name="L1">
      <style:text-properties style:font-name="Liberation Serif" fo:font-size="12pt" fo:font-style="italic" officeooo:rsid="000d40c3" officeooo:paragraph-rsid="001f27c8" style:font-size-asian="12pt" style:font-style-asian="italic" style:font-size-complex="12pt" style:font-style-complex="italic"/>
    </style:style>
    <style:style style:name="P32" style:family="paragraph" style:parent-style-name="Standard" style:list-style-name="L2">
      <style:text-properties style:font-name="Liberation Serif" fo:font-size="12pt" fo:font-style="italic" officeooo:rsid="000d40c3" officeooo:paragraph-rsid="001f27c8" style:font-size-asian="12pt" style:font-style-asian="italic" style:font-size-complex="12pt" style:font-style-complex="italic"/>
    </style:style>
    <style:style style:name="P33" style:family="paragraph" style:parent-style-name="Standard" style:list-style-name="L3">
      <style:text-properties style:font-name="Liberation Serif" fo:font-size="12pt" fo:font-style="italic" officeooo:rsid="000d40c3" officeooo:paragraph-rsid="001f27c8" style:font-size-asian="12pt" style:font-style-asian="italic" style:font-size-complex="12pt" style:font-style-complex="italic"/>
    </style:style>
    <style:style style:name="P34" style:family="paragraph" style:parent-style-name="Standard" style:list-style-name="L2">
      <style:text-properties style:font-name="Liberation Serif" fo:font-size="12pt" fo:font-style="italic" officeooo:rsid="00160c07" officeooo:paragraph-rsid="001f27c8" style:font-size-asian="12pt" style:font-style-asian="italic" style:font-size-complex="12pt" style:font-style-complex="italic"/>
    </style:style>
    <style:style style:name="P35" style:family="paragraph" style:parent-style-name="Standard" style:list-style-name="L3">
      <style:text-properties style:font-name="Liberation Serif" fo:font-size="12pt" fo:font-style="italic" officeooo:rsid="001134aa" officeooo:paragraph-rsid="001f27c8" style:font-size-asian="12pt" style:font-style-asian="italic" style:font-size-complex="12pt" style:font-style-complex="italic"/>
    </style:style>
    <style:style style:name="P36" style:family="paragraph" style:parent-style-name="Standard" style:list-style-name="L3">
      <style:text-properties style:font-name="Liberation Serif" fo:font-size="12pt" fo:font-style="italic" fo:font-weight="normal" officeooo:rsid="000d40c3" officeooo:paragraph-rsid="001f27c8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522c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22c2" style:font-style-asian="italic" style:font-style-complex="italic"/>
    </style:style>
    <style:style style:name="T4" style:family="text">
      <style:text-properties fo:font-style="italic" officeooo:rsid="00160c07" style:font-style-asian="italic" style:font-style-complex="italic"/>
    </style:style>
    <style:style style:name="T5" style:family="text">
      <style:text-properties fo:font-style="italic" officeooo:rsid="00165995" style:font-style-asian="italic" style:font-style-complex="italic"/>
    </style:style>
    <style:style style:name="T6" style:family="text">
      <style:text-properties fo:font-style="italic" officeooo:rsid="001801cb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60c07" style:font-style-asian="italic" style:font-weight-asian="normal" style:font-style-complex="italic" style:font-weight-complex="normal"/>
    </style:style>
    <style:style style:name="T9" style:family="text">
      <style:text-properties officeooo:rsid="00160c07"/>
    </style:style>
    <style:style style:name="T10" style:family="text">
      <style:text-properties officeooo:rsid="00165995"/>
    </style:style>
    <style:style style:name="T11" style:family="text">
      <style:text-properties officeooo:rsid="0017ca94"/>
    </style:style>
    <style:style style:name="T12" style:family="text">
      <style:text-properties officeooo:rsid="001801cb"/>
    </style:style>
    <style:style style:name="T13" style:family="text">
      <style:text-properties officeooo:rsid="001953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MANAGER</text:p>
            <text:p text:style-name="P10"/>
            <text:p text:style-name="P1"/>
            <text:list xml:id="list9118453241445231068" text:style-name="L1">
              <text:list-item>
                <text:p text:style-name="P15"><text:span text:style-name="T1">Helps the team get started on time and </text:span>remain focused.</text:p>
                <text:list>
                  <text:list-item>
                    <text:p text:style-name="P22"><text:span text:style-name="T2">“I think we have everything </text:span><text:span text:style-name="T4">listed here</text:span><text:span text:style-name="T2">; are we ready to begin?”</text:span></text:p>
                  </text:list-item>
                  <text:list-item>
                    <text:p text:style-name="P30">“<text:span text:style-name="T10">We're getting off topic; could we talk about that after class?”</text:span></text:p>
                  </text:list-item>
                </text:list>
              </text:list-item>
            </text:list>
            <text:p text:style-name="P3"/>
            <text:list xml:id="list122307536340494" text:continue-numbering="true" text:style-name="L1">
              <text:list-item>
                <text:p text:style-name="P15">Takes care of time management; <text:span text:style-name="T9">k</text:span>eep<text:span text:style-name="T9">s</text:span> an eye on the clock.</text:p>
                <text:list>
                  <text:list-item>
                    <text:p text:style-name="P30">“I think we need to focus on _____ so we complete this section on time.”</text:p>
                  </text:list-item>
                  <text:list-item>
                    <text:p text:style-name="P22"><text:span text:style-name="T2">“</text:span><text:span text:style-name="T5">Let's skip this question for now until we can ask the instructor for help.”</text:span></text:p>
                  </text:list-item>
                  <text:list-item>
                    <text:p text:style-name="P30">“We have _____ minutes before we need to discuss. Let’s get this done.”</text:p>
                  </text:list-item>
                </text:list>
              </text:list-item>
            </text:list>
            <text:p text:style-name="P3"/>
            <text:list xml:id="list122306912558905" text:continue-numbering="true" text:style-name="L1">
              <text:list-item>
                <text:p text:style-name="P15">Make<text:span text:style-name="T1">s</text:span> sure <text:span text:style-name="T9">that </text:span>all voices in the team are heard <text:span text:style-name="T12">and respected</text:span>.</text:p>
                <text:list>
                  <text:list-item>
                    <text:p text:style-name="P22">“<text:span text:style-name="T3">(Name), </text:span><text:span text:style-name="T5">would you be willing to read </text:span><text:span text:style-name="T6">question</text:span><text:span text:style-name="T5"> </text:span><text:span text:style-name="T6">_____ </text:span><text:span text:style-name="T5">out loud?”</text:span></text:p>
                  </text:list-item>
                  <text:list-item>
                    <text:p text:style-name="P26"><text:span text:style-name="T2">“(Name), what do you think about </text:span><text:span text:style-name="T5">our </text:span><text:span text:style-name="T6">team's </text:span><text:span text:style-name="T4">answer to </text:span><text:span text:style-name="T2">_____?”</text:span></text:p>
                  </text:list-item>
                </text:list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9">MANAGER</text:p>
            <text:p text:style-name="P11"/>
            <text:p text:style-name="P2"/>
            <text:list xml:id="list122306391639781" text:continue-numbering="true" text:style-name="L1">
              <text:list-item>
                <text:p text:style-name="P16"><text:span text:style-name="T1">Helps the team get started on time and </text:span>remain focused.</text:p>
                <text:list>
                  <text:list-item>
                    <text:p text:style-name="P23"><text:span text:style-name="T2">“I think we have everything </text:span><text:span text:style-name="T4">listed here</text:span><text:span text:style-name="T2">; are we ready to begin?”</text:span></text:p>
                  </text:list-item>
                  <text:list-item>
                    <text:p text:style-name="P31">“<text:span text:style-name="T10">We're getting off topic; could we talk about that after class?”</text:span></text:p>
                  </text:list-item>
                </text:list>
              </text:list-item>
            </text:list>
            <text:p text:style-name="P4"/>
            <text:list xml:id="list122306180445491" text:continue-numbering="true" text:style-name="L1">
              <text:list-item>
                <text:p text:style-name="P16">Takes care of time management; <text:span text:style-name="T9">k</text:span>eep<text:span text:style-name="T9">s</text:span> an eye on the clock.</text:p>
                <text:list>
                  <text:list-item>
                    <text:p text:style-name="P31">“I think we need to focus on _____ so we complete this section on time.”</text:p>
                  </text:list-item>
                  <text:list-item>
                    <text:p text:style-name="P23"><text:span text:style-name="T2">“</text:span><text:span text:style-name="T5">Let's skip this question for now until we can ask the instructor for help.”</text:span></text:p>
                  </text:list-item>
                  <text:list-item>
                    <text:p text:style-name="P31">“We have _____ minutes before we need to discuss. Let’s get this done.”</text:p>
                  </text:list-item>
                </text:list>
              </text:list-item>
            </text:list>
            <text:p text:style-name="P4"/>
            <text:list xml:id="list122308004898642" text:continue-numbering="true" text:style-name="L1">
              <text:list-item>
                <text:p text:style-name="P16">Make<text:span text:style-name="T1">s</text:span> sure <text:span text:style-name="T9">that </text:span>all voices in the team are heard <text:span text:style-name="T12">and respected</text:span>.</text:p>
                <text:list>
                  <text:list-item>
                    <text:p text:style-name="P23">“<text:span text:style-name="T3">(Name), </text:span><text:span text:style-name="T5">would you be willing to read </text:span><text:span text:style-name="T6">question</text:span><text:span text:style-name="T5"> </text:span><text:span text:style-name="T6">_____ </text:span><text:span text:style-name="T5">out loud?”</text:span></text:p>
                  </text:list-item>
                  <text:list-item>
                    <text:p text:style-name="P27"><text:span text:style-name="T2">“(Name), what do you think about </text:span><text:span text:style-name="T5">our </text:span><text:span text:style-name="T6">team's </text:span><text:span text:style-name="T4">answer to </text:span><text:span text:style-name="T2">_____?”</text:span></text:p>
                  </text:list-item>
                </text:list>
              </text:list-item>
            </text:list>
          </table:table-cell>
        </table:table-row>
      </table:table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14">PRESENTER</text:p>
            <text:p text:style-name="P11"/>
            <text:p text:style-name="P2"/>
            <text:list xml:id="list8794250784494939060" text:style-name="L2">
              <text:list-item>
                <text:p text:style-name="P17">Communicates questions and clarifications <text:span text:style-name="T9">to</text:span> the instructor <text:span text:style-name="T1">and </text:span>other teams.</text:p>
                <text:list>
                  <text:list-item>
                    <text:p text:style-name="P32">“Our team is confused about how _____ relates to _____.”</text:p>
                  </text:list-item>
                  <text:list-item>
                    <text:p text:style-name="P32">“Our team <text:span text:style-name="T1">found </text:span>the answer to number _____ <text:span text:style-name="T1">by</text:span> _____.”</text:p>
                  </text:list-item>
                </text:list>
              </text:list-item>
            </text:list>
            <text:p text:style-name="P4"/>
            <text:list xml:id="list122306906494502" text:continue-numbering="true" text:style-name="L2">
              <text:list-item>
                <text:p text:style-name="P17">Ensures <text:span text:style-name="T1">that </text:span>all team members <text:span text:style-name="T1">reach consensus</text:span> before asking outside sources.</text:p>
                <text:list>
                  <text:list-item>
                    <text:p text:style-name="P32">“Does anyone in our team know the answer to _____?”</text:p>
                  </text:list-item>
                  <text:list-item>
                    <text:p text:style-name="P32">“Before we ask the instructor, could someone clarify _____?”</text:p>
                  </text:list-item>
                  <text:list-item>
                    <text:p text:style-name="P34">“Does everyone agree that we need to find out _____?”</text:p>
                  </text:list-item>
                </text:list>
              </text:list-item>
            </text:list>
            <text:p text:style-name="P5"/>
            <text:list xml:id="list122307410996556" text:continue-numbering="true" text:style-name="L2">
              <text:list-item>
                <text:p text:style-name="P17">Presents conclusions of the team to the <text:span text:style-name="T1">entire </text:span>class <text:span text:style-name="T13">(when part of the activity)</text:span>.</text:p>
                <text:list>
                  <text:list-item>
                    <text:p text:style-name="P24"><text:span text:style-name="T2">“This seems like an important </text:span><text:span text:style-name="T3">idea</text:span><text:span text:style-name="T2">. </text:span><text:span text:style-name="T3">How can we rephrase that?”</text:span></text:p>
                  </text:list-item>
                  <text:list-item>
                    <text:p text:style-name="P32">“The reasoning we used to answer number _____ was _____.”</text:p>
                  </text:list-item>
                </text:list>
              </text:list-item>
            </text:list>
          </table:table-cell>
        </table:table-row>
        <table:table-row table:style-name="Table6.2">
          <table:table-cell table:style-name="Table6.A1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4">PRESENTER</text:p>
            <text:p text:style-name="P11"/>
            <text:p text:style-name="P2"/>
            <text:list xml:id="list122307992610013" text:continue-numbering="true" text:style-name="L2">
              <text:list-item>
                <text:p text:style-name="P17">Communicates questions and clarifications <text:span text:style-name="T9">to</text:span> the instructor <text:span text:style-name="T1">and </text:span>other teams.</text:p>
                <text:list>
                  <text:list-item>
                    <text:p text:style-name="P32">“Our team is confused about how _____ relates to _____.”</text:p>
                  </text:list-item>
                  <text:list-item>
                    <text:p text:style-name="P32">“Our team <text:span text:style-name="T1">found </text:span>the answer to number _____ <text:span text:style-name="T1">by</text:span> _____.”</text:p>
                  </text:list-item>
                </text:list>
              </text:list-item>
            </text:list>
            <text:p text:style-name="P4"/>
            <text:list xml:id="list122306895177909" text:continue-numbering="true" text:style-name="L2">
              <text:list-item>
                <text:p text:style-name="P17">Ensures <text:span text:style-name="T1">that </text:span>all team members <text:span text:style-name="T1">reach consensus</text:span> before asking outside sources.</text:p>
                <text:list>
                  <text:list-item>
                    <text:p text:style-name="P32">“Does anyone in our team know the answer to _____?”</text:p>
                  </text:list-item>
                  <text:list-item>
                    <text:p text:style-name="P32">“Before we ask the instructor, could someone clarify _____?”</text:p>
                  </text:list-item>
                  <text:list-item>
                    <text:p text:style-name="P34">“Does everyone agree that we need to find out _____?”</text:p>
                  </text:list-item>
                </text:list>
              </text:list-item>
            </text:list>
            <text:p text:style-name="P5"/>
            <text:list xml:id="list122307412281098" text:continue-numbering="true" text:style-name="L2">
              <text:list-item>
                <text:p text:style-name="P17">Presents conclusions of the team to the <text:span text:style-name="T1">entire </text:span>class <text:span text:style-name="T13">(when part of the activity)</text:span>.</text:p>
                <text:list>
                  <text:list-item>
                    <text:p text:style-name="P24"><text:span text:style-name="T2">“This seems like an important </text:span><text:span text:style-name="T3">idea</text:span><text:span text:style-name="T2">. </text:span><text:span text:style-name="T3">How can we rephrase that?”</text:span></text:p>
                  </text:list-item>
                  <text:list-item>
                    <text:p text:style-name="P32">“The reasoning we used to answer number _____ was _____.”</text:p>
                  </text:list-item>
                </text:list>
              </text:list-item>
            </text:list>
          </table:table-cell>
        </table:table-row>
      </table:table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14">RECORDER</text:p>
            <text:p text:style-name="P11"/>
            <text:p text:style-name="P2"/>
            <text:list xml:id="list2425206555514019227" text:style-name="L3">
              <text:list-item>
                <text:p text:style-name="P19">Verifies that everyone's individual responses are of high quality.</text:p>
                <text:list>
                  <text:list-item>
                    <text:p text:style-name="P35">“<text:span text:style-name="T1">Are all of our answers to number _____ consistent on paper?”</text:span></text:p>
                  </text:list-item>
                  <text:list-item>
                    <text:p text:style-name="P35">“<text:span text:style-name="T13">W</text:span>hen you read (name)<text:span text:style-name="T9">'s</text:span> answer, do you see any differences?”</text:p>
                  </text:list-item>
                </text:list>
              </text:list-item>
            </text:list>
            <text:p text:style-name="P6"/>
            <text:list xml:id="list122307290860710" text:continue-numbering="true" text:style-name="L3">
              <text:list-item>
                <text:p text:style-name="P18">Guides consensus building <text:span text:style-name="T9">process</text:span>; <text:span text:style-name="T9">helps </text:span>team agree on responses.</text:p>
                <text:list>
                  <text:list-item>
                    <text:p text:style-name="P33">“Would you all agree that _____ is a good answer for number _____?”</text:p>
                  </text:list-item>
                  <text:list-item>
                    <text:p text:style-name="P33">“Is your answer completely supported by <text:span text:style-name="T9">the </text:span>explanation <text:span text:style-name="T9">you gave</text:span>?”</text:p>
                  </text:list-item>
                  <text:list-item>
                    <text:p text:style-name="P33">“Would that response make sense to someone from another team?”</text:p>
                  </text:list-item>
                </text:list>
              </text:list-item>
            </text:list>
            <text:p text:style-name="P4"/>
            <text:list xml:id="list3701737503624000474" text:style-name="L4">
              <text:list-item>
                <text:p text:style-name="P20">Ensures that accurate revisions happen after class discussions.</text:p>
                <text:list>
                  <text:list-item>
                    <text:p text:style-name="P28"><text:span text:style-name="T2">“</text:span><text:span text:style-name="T4">Lets go back and revise what we wrote down for problem _____.”</text:span></text:p>
                  </text:list-item>
                  <text:list-item>
                    <text:p text:style-name="P28"><text:span text:style-name="T7">“</text:span><text:span text:style-name="T8">How did everyone show their work during that last exercise?”</text:span></text:p>
                  </text:list-item>
                </text:list>
              </text:list-item>
            </text:list>
          </table:table-cell>
        </table:table-row>
        <table:table-row table:style-name="Table7.2">
          <table:table-cell table:style-name="Table7.A1" office:value-type="string">
            <text:p text:style-name="P13"/>
          </table:table-cell>
        </table:table-row>
        <table:table-row table:style-name="Table7.1">
          <table:table-cell table:style-name="Table7.A1" office:value-type="string">
            <text:p text:style-name="P14">RECORDER</text:p>
            <text:p text:style-name="P11"/>
            <text:p text:style-name="P2"/>
            <text:list xml:id="list122306851404293" text:continue-list="list122307290860710" text:style-name="L3">
              <text:list-item>
                <text:p text:style-name="P19">Verifies that everyone's individual responses are of high quality.</text:p>
                <text:list>
                  <text:list-item>
                    <text:p text:style-name="P35">“<text:span text:style-name="T1">Are all of our answers to number _____ consistent on paper?”</text:span></text:p>
                  </text:list-item>
                  <text:list-item>
                    <text:p text:style-name="P35">“<text:span text:style-name="T13">W</text:span>hen you read (name)<text:span text:style-name="T9">'s</text:span> answer, do you see any differences?”</text:p>
                  </text:list-item>
                </text:list>
              </text:list-item>
            </text:list>
            <text:p text:style-name="P6"/>
            <text:list xml:id="list122306537814197" text:continue-numbering="true" text:style-name="L3">
              <text:list-item>
                <text:p text:style-name="P18">Guides consensus building <text:span text:style-name="T9">process</text:span>; <text:span text:style-name="T9">helps </text:span>team agree on responses.</text:p>
                <text:list>
                  <text:list-item>
                    <text:p text:style-name="P33">“Would you all agree that _____ is a good answer for number _____?”</text:p>
                  </text:list-item>
                  <text:list-item>
                    <text:p text:style-name="P33">“Is your answer completely supported by <text:span text:style-name="T9">the </text:span>explanation <text:span text:style-name="T9">you gave</text:span>?”</text:p>
                  </text:list-item>
                  <text:list-item>
                    <text:p text:style-name="P33">“Would that response make sense to someone from another team?”</text:p>
                  </text:list-item>
                </text:list>
              </text:list-item>
            </text:list>
            <text:p text:style-name="P4"/>
            <text:list xml:id="list3579659960032051773" text:style-name="L5">
              <text:list-item>
                <text:p text:style-name="P21">Ensures that accurate revisions happen after class discussions.</text:p>
                <text:list>
                  <text:list-item>
                    <text:p text:style-name="P29"><text:span text:style-name="T2">“</text:span><text:span text:style-name="T4">Lets go back and revise what we wrote down for problem _____.”</text:span></text:p>
                  </text:list-item>
                  <text:list-item>
                    <text:p text:style-name="P29"><text:span text:style-name="T7">“</text:span><text:span text:style-name="T8">How did everyone show their work during that last exercise?”</text:span></text:p>
                  </text:list-item>
                </text:list>
              </text:list-item>
            </text:list>
          </table:table-cell>
        </table:table-row>
      </table:table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14">REFLECTOR</text:p>
            <text:p text:style-name="P11"/>
            <text:p text:style-name="P2"/>
            <text:list xml:id="list122307873777929" text:continue-list="list122306537814197" text:style-name="L3">
              <text:list-item>
                <text:p text:style-name="P18">Observes team dynamics and behavior with respect to the learning process.</text:p>
                <text:list>
                  <text:list-item>
                    <text:p text:style-name="P25"><text:span text:style-name="T2">“</text:span><text:span text:style-name="T6">I think what (name) said earlier is important; would you repeat that?”</text:span></text:p>
                  </text:list-item>
                  <text:list-item>
                    <text:p text:style-name="P25"><text:span text:style-name="T2">“Let’s wait for (name) to </text:span><text:span text:style-name="T6">finish writing that down </text:span><text:span text:style-name="T2">before we move on.”</text:span></text:p>
                  </text:list-item>
                </text:list>
              </text:list-item>
            </text:list>
            <text:p text:style-name="P4"/>
            <text:list xml:id="list122307923303010" text:continue-numbering="true" text:style-name="L3">
              <text:list-item>
                <text:p text:style-name="P18">Reports to the team periodically during the activity on how the team performs.</text:p>
                <text:list>
                  <text:list-item>
                    <text:p text:style-name="P33">“<text:span text:style-name="T11">We're doing really well right now by including all team members</text:span>.”</text:p>
                  </text:list-item>
                  <text:list-item>
                    <text:p text:style-name="P33">“<text:span text:style-name="T11">I have </text:span>a suggestion on how we could be more productive <text:span text:style-name="T11">as a team</text:span>.”</text:p>
                  </text:list-item>
                  <text:list-item>
                    <text:p text:style-name="P36">“<text:span text:style-name="T12">What process skills are we doing well? What do we need to improve?”</text:span></text:p>
                  </text:list-item>
                </text:list>
              </text:list-item>
            </text:list>
            <text:p text:style-name="P7"/>
            <text:list xml:id="list122306096191446" text:continue-numbering="true" text:style-name="L3">
              <text:list-item>
                <text:p text:style-name="P18">Be ready to report to the entire class about how well the team is operating.</text:p>
                <text:list>
                  <text:list-item>
                    <text:p text:style-name="P36">“<text:span text:style-name="T10">Overall, how effective would you say that our team was today?”</text:span></text:p>
                  </text:list-item>
                  <text:list-item>
                    <text:p text:style-name="P36">“<text:span text:style-name="T9">We found that when _____ happens, it works better if we _____.”</text:span></text:p>
                  </text:list-item>
                </text:list>
              </text:list-item>
            </text:list>
          </table:table-cell>
        </table:table-row>
        <table:table-row table:style-name="Table8.2">
          <table:table-cell table:style-name="Table8.A1" office:value-type="string">
            <text:p text:style-name="P13"/>
          </table:table-cell>
        </table:table-row>
        <table:table-row table:style-name="Table8.1">
          <table:table-cell table:style-name="Table8.A1" office:value-type="string">
            <text:p text:style-name="P14">REFLECTOR</text:p>
            <text:p text:style-name="P11"/>
            <text:p text:style-name="P2"/>
            <text:list xml:id="list122306742995378" text:continue-numbering="true" text:style-name="L3">
              <text:list-item>
                <text:p text:style-name="P18">Observes team dynamics and behavior with respect to the learning process.</text:p>
                <text:list>
                  <text:list-item>
                    <text:p text:style-name="P25"><text:span text:style-name="T2">“</text:span><text:span text:style-name="T6">I think what (name) said earlier is important; would you repeat that?”</text:span></text:p>
                  </text:list-item>
                  <text:list-item>
                    <text:p text:style-name="P25"><text:span text:style-name="T2">“Let’s wait for (name) to </text:span><text:span text:style-name="T6">finish writing that down </text:span><text:span text:style-name="T2">before we move on.”</text:span></text:p>
                  </text:list-item>
                </text:list>
              </text:list-item>
            </text:list>
            <text:p text:style-name="P4"/>
            <text:list xml:id="list122307947620439" text:continue-numbering="true" text:style-name="L3">
              <text:list-item>
                <text:p text:style-name="P18">Reports to the team periodically during the activity on how the team performs.</text:p>
                <text:list>
                  <text:list-item>
                    <text:p text:style-name="P33">“<text:span text:style-name="T11">We're doing really well right now by including all team members</text:span>.”</text:p>
                  </text:list-item>
                  <text:list-item>
                    <text:p text:style-name="P33">“<text:span text:style-name="T11">I have </text:span>a suggestion on how we could be more productive <text:span text:style-name="T11">as a team</text:span>.”</text:p>
                  </text:list-item>
                  <text:list-item>
                    <text:p text:style-name="P36">“<text:span text:style-name="T12">What process skills are we doing well? What do we need to improve?”</text:span></text:p>
                  </text:list-item>
                </text:list>
              </text:list-item>
            </text:list>
            <text:p text:style-name="P7"/>
            <text:list xml:id="list122306789902382" text:continue-numbering="true" text:style-name="L3">
              <text:list-item>
                <text:p text:style-name="P18">Be ready to report to the entire class about how well the team is operating.</text:p>
                <text:list>
                  <text:list-item>
                    <text:p text:style-name="P36">“<text:span text:style-name="T10">Overall, how effective would you say that our team was today?”</text:span></text:p>
                  </text:list-item>
                  <text:list-item>
                    <text:p text:style-name="P36">“<text:span text:style-name="T9">We found that when _____ happens, it works better if we _____.”</text:span></text:p>
                  </text:list-item>
                </text:list>
              </text:list-item>
            </text:list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Mayfield</meta:initial-creator>
    <meta:creation-date>2015-08-25T05:43:47.287815955</meta:creation-date>
    <dc:date>2016-09-01T12:23:05.851062450</dc:date>
    <meta:editing-duration>PT1H21M34S</meta:editing-duration>
    <meta:editing-cycles>16</meta:editing-cycles>
    <meta:generator>LibreOffice/5.1.5.2$Linux_X86_64 LibreOffice_project/10m0$Build-2</meta:generator>
    <dc:creator>Chris Mayfield</dc:creator>
    <meta:document-statistic meta:table-count="4" meta:image-count="0" meta:object-count="0" meta:page-count="5" meta:paragraph-count="88" meta:word-count="992" meta:character-count="5346" meta:non-whitespace-character-count="4522"/>
  </office:meta>
</office:document-meta>
</file>